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71B995DF925A091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045cm, 0.79cm, 11.625cm, 8.23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17cm" svg:height="22.389cm" svg:x="1.092cm" svg:y="2.392cm">
          <draw:image xlink:href="Pictures/10000000000005E8000007E071B995DF925A091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28T17:05:01.094799855</dc:date>
    <meta:editing-duration>PT3M34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